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fo:language="pt" fo:country="PT"/>
    </style:style>
    <style:style style:name="P3" style:family="paragraph" style:parent-style-name="Standard">
      <style:paragraph-properties fo:line-height="150%" fo:text-align="justify" style:justify-single-word="false"/>
      <style:text-properties fo:color="#4472c4" fo:language="pt" fo:country="PT"/>
    </style:style>
    <style:style style:name="P4" style:family="paragraph" style:parent-style-name="Citação">
      <style:paragraph-properties fo:line-height="150%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6" style:family="paragraph" style:parent-style-name="Normal">
      <style:paragraph-properties fo:margin-left="0cm" fo:margin-right="0cm" fo:line-height="150%" fo:text-align="justify" style:justify-single-word="false" fo:text-indent="1.249cm" style:auto-text-indent="false"/>
      <style:text-properties style:font-name-complex="Calibri"/>
    </style:style>
    <style:style style:name="P7" style:family="paragraph" style:parent-style-name="Normal">
      <style:paragraph-properties fo:margin-left="0cm" fo:margin-right="0cm" fo:line-height="150%" fo:text-indent="1.249cm" style:auto-text-indent="false"/>
    </style:style>
    <style:style style:name="P8" style:family="paragraph" style:parent-style-name="Normal">
      <style:paragraph-properties fo:margin-left="0cm" fo:margin-right="0cm" fo:line-height="150%" fo:text-align="justify" style:justify-single-word="false" fo:text-indent="1.249cm" style:auto-text-indent="false"/>
    </style:style>
    <style:style style:name="P9" style:family="paragraph" style:parent-style-name="Normal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-complex="Calibri"/>
    </style:style>
    <style:style style:name="P10" style:family="paragraph" style:parent-style-name="Normal">
      <style:paragraph-properties fo:margin-left="0cm" fo:margin-right="0cm" fo:line-height="150%" fo:text-align="justify" style:justify-single-word="false" fo:text-indent="0.635cm" style:auto-text-indent="false"/>
    </style:style>
    <style:style style:name="P11" style:family="paragraph" style:parent-style-name="Subtitle">
      <style:paragraph-properties fo:line-height="150%" fo:text-align="justify" style:justify-single-word="false"/>
      <style:text-properties fo:language="pt" fo:country="PT"/>
    </style:style>
    <style:style style:name="P12" style:family="paragraph" style:parent-style-name="Subtitle">
      <style:paragraph-properties fo:line-height="150%" fo:text-align="justify" style:justify-single-word="false"/>
      <style:text-properties fo:color="#999999" fo:language="pt" fo:country="PT"/>
    </style:style>
    <style:style style:name="P13" style:family="paragraph" style:parent-style-name="Subtitle">
      <style:paragraph-properties fo:line-height="150%" fo:text-align="justify" style:justify-single-word="false"/>
    </style:style>
    <style:style style:name="P14" style:family="paragraph" style:parent-style-name="Normal">
      <style:paragraph-properties fo:line-height="150%"/>
    </style:style>
    <style:style style:name="P15" style:family="paragraph" style:parent-style-name="Normal">
      <style:paragraph-properties fo:line-height="150%" fo:text-align="justify" style:justify-single-word="false"/>
    </style:style>
    <style:style style:name="P16" style:family="paragraph" style:parent-style-name="Normal">
      <style:paragraph-properties fo:line-height="150%" fo:text-align="justify" style:justify-single-word="false"/>
      <style:text-properties style:font-name-complex="Calibri"/>
    </style:style>
    <style:style style:name="P17" style:family="paragraph" style:parent-style-name="Standard">
      <style:paragraph-properties fo:line-height="150%" fo:text-align="justify" style:justify-single-word="false"/>
      <style:text-properties fo:language="pt" fo:country="PT" fo:font-weight="bold" officeooo:rsid="00020194" officeooo:paragraph-rsid="00020194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language="pt" fo:country="PT" fo:font-weight="bold" officeooo:rsid="000338c0" officeooo:paragraph-rsid="000338c0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language="pt" fo:country="PT" style:text-underline-style="solid" style:text-underline-width="auto" style:text-underline-color="font-color" fo:font-weight="bold" officeooo:rsid="00020194" officeooo:paragraph-rsid="00020194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language="pt" fo:country="PT" style:text-underline-style="none" fo:font-weight="bold" officeooo:rsid="00020194" officeooo:paragraph-rsid="00020194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/>
    </style:style>
    <style:style style:name="P22" style:family="paragraph" style:parent-style-name="Standard">
      <style:paragraph-properties fo:line-height="150%" fo:text-align="justify" style:justify-single-word="false"/>
      <style:text-properties officeooo:paragraph-rsid="000339d6"/>
    </style:style>
    <style:style style:name="P23" style:family="paragraph" style:parent-style-name="Standard">
      <style:paragraph-properties fo:line-height="150%" fo:text-align="justify" style:justify-single-word="false"/>
      <style:text-properties officeooo:rsid="000339d6" officeooo:paragraph-rsid="000339d6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language="pt" fo:country="PT" fo:font-weight="bold" style:font-weight-asian="bold" style:font-weight-complex="bold"/>
    </style:style>
    <style:style style:name="P25" style:family="paragraph" style:parent-style-name="Heading_20_3">
      <style:paragraph-properties fo:line-height="150%"/>
      <style:text-properties style:use-window-font-color="true" style:font-name="Times New Roman" fo:font-size="11pt" fo:font-weight="bold" style:font-size-asian="11pt" style:font-weight-asian="bold" style:font-size-complex="11pt" style:font-weight-complex="bold"/>
    </style:style>
    <style:style style:name="P26" style:family="paragraph" style:parent-style-name="Normal">
      <style:paragraph-properties fo:line-height="150%" fo:text-align="justify" style:justify-single-word="false"/>
      <style:text-properties style:font-name-complex="Calibri"/>
    </style:style>
    <style:style style:name="P27" style:family="paragraph" style:parent-style-name="Heading" style:master-page-name="MP0">
      <style:paragraph-properties fo:line-height="150%" fo:text-align="center" style:justify-single-word="false" style:page-number="auto" fo:break-before="page"/>
    </style:style>
    <style:style style:name="T1" style:family="text">
      <style:text-properties fo:color="#000000"/>
    </style:style>
    <style:style style:name="T2" style:family="text">
      <style:text-properties fo:color="#000000" fo:language="pt" fo:country="PT"/>
    </style:style>
    <style:style style:name="T3" style:family="text">
      <style:text-properties fo:color="#000000" fo:language="pt" fo:country="PT" fo:font-style="italic" style:font-style-asian="italic" style:font-style-complex="italic"/>
    </style:style>
    <style:style style:name="T4" style:family="text">
      <style:text-properties fo:color="#000000" fo:language="pt" fo:country="PT" fo:font-style="italic" officeooo:rsid="000339d6" style:font-style-asian="italic" style:font-style-complex="italic"/>
    </style:style>
    <style:style style:name="T5" style:family="text">
      <style:text-properties fo:color="#000000" fo:language="pt" fo:country="PT" officeooo:rsid="000339d6"/>
    </style:style>
    <style:style style:name="T6" style:family="text">
      <style:text-properties fo:language="pt" fo:country="PT"/>
    </style:style>
    <style:style style:name="T7" style:family="text">
      <style:text-properties fo:language="pt" fo:country="PT" fo:font-style="italic" style:font-style-asian="italic" style:font-style-complex="italic"/>
    </style:style>
    <style:style style:name="T8" style:family="text">
      <style:text-properties fo:language="pt" fo:country="PT" officeooo:rsid="000339d6"/>
    </style:style>
    <style:style style:name="T9" style:family="text">
      <style:text-properties fo:color="#999999" fo:language="pt" fo:country="PT"/>
    </style:style>
    <style:style style:name="T10" style:family="text">
      <style:text-properties style:font-name-complex="Calibri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Calibri"/>
    </style:style>
    <style:style style:name="T13" style:family="text">
      <style:text-properties fo:language="en" fo:country="GB" style:font-name-complex="Calibri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alibri" style:font-name-asian="Times New Roman" style:font-name-complex="Times New Roman"/>
    </style:style>
    <style:style style:name="T16" style:family="text">
      <style:text-properties style:font-name-asian="Times New Roman"/>
    </style:style>
    <style:style style:name="T17" style:family="text">
      <style:text-properties officeooo:rsid="000338c0"/>
    </style:style>
    <style:style style:name="T18" style:family="text">
      <style:text-properties officeooo:rsid="000339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Citação_20_Intensa_20_Caráter"><text:span text:style-name="T1">Visual Thinking and Communication</text:span></text:span></text:p>
      <text:p text:style-name="P1"/>
      <text:p text:style-name="P23">visual thinking é uma visualizaçao de dados que permite uma comunicação compreensiva.</text:p>
      <text:p text:style-name="P1"/>
      <text:p text:style-name="P1"/>
      <text:p text:style-name="P4"><text:span text:style-name="Citação_20_Intensa_20_Caráter">Uma imagem vale mais que mil palavras. </text:span><text:span text:style-name="Tipo_20_de_20_letra_20_predefinido_20_do_20_parágrafo"><text:span text:style-name="T6"><text:line-break/></text:span></text:span><text:span text:style-name="Tipo_20_de_20_letra_20_predefinido_20_do_20_parágrafo"><text:span text:style-name="T9">A picture is worth (or paints) a thousand words.</text:span></text:span></text:p>
      <text:p text:style-name="P2"><text:tab/></text:p>
      <text:p text:style-name="P1"><text:span text:style-name="Tipo_20_de_20_letra_20_predefinido_20_do_20_parágrafo"><text:span text:style-name="T6"><text:tab/>Slide 2: </text:span></text:span><text:span text:style-name="Tipo_20_de_20_letra_20_predefinido_20_do_20_parágrafo"><text:span text:style-name="T5">“uma imagem vale mais que mil palavras” é um proverbio que remota a a china antiga e com isto vamos falar um bocado sobre visual thinking. </text:span></text:span></text:p>
      <text:p text:style-name="P22"><text:span text:style-name="Tipo_20_de_20_letra_20_predefinido_20_do_20_parágrafo"><text:span text:style-name="T3"><text:tab/>Slide 3: Visual Thinking </text:span></text:span><text:span text:style-name="Tipo_20_de_20_letra_20_predefinido_20_do_20_parágrafo"><text:span text:style-name="T4">permite nos</text:span></text:span><text:span text:style-name="Tipo_20_de_20_letra_20_predefinido_20_do_20_parágrafo"><text:span text:style-name="T2"> analisar</text:span></text:span><text:span text:style-name="Tipo_20_de_20_letra_20_predefinido_20_do_20_parágrafo"><text:span text:style-name="T3"> </text:span></text:span><text:span text:style-name="Tipo_20_de_20_letra_20_predefinido_20_do_20_parágrafo"><text:span text:style-name="T2">dados</text:span></text:span><text:span text:style-name="Tipo_20_de_20_letra_20_predefinido_20_do_20_parágrafo"><text:span text:style-name="T3"> </text:span></text:span><text:span text:style-name="Tipo_20_de_20_letra_20_predefinido_20_do_20_parágrafo"><text:span text:style-name="T2">para chegar a um determinado fim, </text:span></text:span><text:span text:style-name="Tipo_20_de_20_letra_20_predefinido_20_do_20_parágrafo"><text:span text:style-name="T5">desde</text:span></text:span><text:span text:style-name="Tipo_20_de_20_letra_20_predefinido_20_do_20_parágrafo"><text:span text:style-name="T2"> informações pessoais </text:span></text:span><text:span text:style-name="Tipo_20_de_20_letra_20_predefinido_20_do_20_parágrafo"><text:span text:style-name="T5">á</text:span></text:span><text:span text:style-name="Tipo_20_de_20_letra_20_predefinido_20_do_20_parágrafo"><text:span text:style-name="T2"> dados de laboratório. Através do </text:span></text:span><text:span text:style-name="Tipo_20_de_20_letra_20_predefinido_20_do_20_parágrafo"><text:span text:style-name="T3">Visual Thinking</text:span></text:span><text:span text:style-name="Tipo_20_de_20_letra_20_predefinido_20_do_20_parágrafo"><text:span text:style-name="T2"> </text:span></text:span><text:span text:style-name="Tipo_20_de_20_letra_20_predefinido_20_do_20_parágrafo"><text:span text:style-name="T5">conseguimos</text:span></text:span><text:span text:style-name="Tipo_20_de_20_letra_20_predefinido_20_do_20_parágrafo"><text:span text:style-name="T2"> organizar os nossos pensamentos, expandir o nosso trabalho e melhorar a nossa forma de comunicar. </text:span></text:span><text:span text:style-name="Tipo_20_de_20_letra_20_predefinido_20_do_20_parágrafo"><text:span text:style-name="T5">N</text:span></text:span><text:span text:style-name="Tipo_20_de_20_letra_20_predefinido_20_do_20_parágrafo"><text:span text:style-name="T6">o entanto, isto não significa a ausência de palavras.</text:span></text:span></text:p>
      <text:p text:style-name="P24"><text:span text:style-name="Tipo_20_de_20_letra_20_predefinido_20_do_20_parágrafo"><text:span text:style-name="T6"/></text:span></text:p>
      <text:p text:style-name="P19">Visual thinking <text:span text:style-name="T17">facilitates comunication with data visualization </text:span><text:s/></text:p>
      <text:p text:style-name="P18">Visual thinking visualize data for a comprenhasive communication.</text:p>
      <text:p text:style-name="P20">pensar I, olhar I, <text:span text:style-name="T11">visualizar</text:span> III, imaginar I, reflectir, sensibiliazar, idializar II, sonhar, crear, asociar, representar II</text:p>
      <text:p text:style-name="P17"/>
      <text:p text:style-name="P17">ligaçoes, tópicos, linear, <text:span text:style-name="T11">comunicação</text:span> <text:span text:style-name="T17">IIII</text:span>, informação <text:span text:style-name="T17">II</text:span>, <text:span text:style-name="T11">dados</text:span> <text:span text:style-name="T17">II</text:span>II, reflecção, percepção, aprendizajem, </text:p>
      <text:p text:style-name="P5">Apesar de associarmos o desenho a algo desnecessário, <text:s/>é na verdade algo natural em nós que se manifesta de várias maneiras</text:p>
      <text:p text:style-name="P10"><text:soft-page-break/>Podemos pensar visualmente apenas com um pedaço de papel e um lápis, desenha<text:span text:style-name="T18">ndo</text:span> gráficos, diagramas, redes <text:span text:style-name="T18">e até </text:span>linhas. Mas também co<text:span text:style-name="T18">nseguimos fazer isso com</text:span> mapas mentais.</text:p>
      <text:p text:style-name="P22"><text:span text:style-name="Tipo_20_de_20_letra_20_predefinido_20_do_20_parágrafo"><text:span text:style-name="T6"><text:tab/></text:span></text:span>Toda a gente tem esta capacidade e para a aplicar, temos de ter em consideração que <text:span text:style-name="T18">nao interessa não saber desenhar, mas</text:span> o mais importante é conseguir desenvolver o nosso poder de síntese, resumir. </text:p>
      <text:p text:style-name="P22"><text:span text:style-name="Tipo_20_de_20_letra_20_predefinido_20_do_20_parágrafo"><text:span text:style-name="T6">Todo este processo não se desenvolve quando </text:span></text:span><text:span text:style-name="Tipo_20_de_20_letra_20_predefinido_20_do_20_parágrafo"><text:span text:style-name="T8">desenhamos</text:span></text:span><text:span text:style-name="Tipo_20_de_20_letra_20_predefinido_20_do_20_parágrafo"><text:span text:style-name="T6">, mas sim quando observamos o que temos à nossa volta.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2">NEUROSCIENCE</text:p>
      <text:p text:style-name="P6">Nesta sala e na população em geral, podemos estimar que mais de metade usa este processo de processar conceitos visualmente, 60% a 65%, o que é um número considerável. Muitos de nós já desenharam diagramas ou esquemas e visualizaram certos tutoriais com animações no youtube para entender conceitos mais complicados para determinadas cadeiras. Como explicar melhor este comportamento, fenómeno.</text:p>
      <text:p text:style-name="P15"><text:span text:style-name="Tipo_20_de_20_letra_20_predefinido_20_do_20_parágrafo"><text:span text:style-name="T10">Podemos estabelecer que imaginar algo visualmente é algo mais concreto e nítido e verbalmente é um conceito mais abstrato. Sugerimos que expliquem o funcionamento de um carro e a seguir expliquem como se sentem. É erróneo assumir que imaginaram logo um carro para conseguir responder à pergunta? Com isto, apercebemo-nos que é bastante mais fácil explicar algo palpável do que algo metafísico. A nossa percepção permite-nos dividir o nosso pensamento em dois tipos: </text:span></text:span><text:span text:style-name="Tipo_20_de_20_letra_20_predefinido_20_do_20_parágrafo"><text:span text:style-name="T12">visual e verbal</text:span></text:span><text:span text:style-name="Tipo_20_de_20_letra_20_predefinido_20_do_20_parágrafo"><text:span text:style-name="T10">. </text:span></text:span><text:span text:style-name="Tipo_20_de_20_letra_20_predefinido_20_do_20_parágrafo"><text:span text:style-name="T13"><text:s/></text:span></text:span></text:p>
      <text:p text:style-name="P8"><text:span text:style-name="Tipo_20_de_20_letra_20_predefinido_20_do_20_parágrafo"><text:span text:style-name="T10">Falemos de uma pessoa cega, por exemplo, é correcto assumir que a sua percepção da realidade é diferente da nossa? Será que pensam em algo mais colorido do que realmente é? Será que o facto de vermos influencia negativamente a nossa imaginação? </text:span></text:span></text:p>
      <text:p text:style-name="P16"><text:soft-page-break/>Mas… pode alguém estar em desvantagem por ter uma melhor ou pior interpretação visual ou verbal? Podemos falar da Dislexia e o Autismo. Se alguém com dislexia tem mais dificuldade a interpretar um texto, alguém com autismo tem mais dificuldade em interagir com o outro – aqui temos a noção clara de como uma debilidade num dos dois tipos de pensamento acaba por ser um obstáculo. <text:s/></text:p>
      <text:p text:style-name="P16"/>
      <text:p text:style-name="P16"/>
      <text:p text:style-name="P14"><text:span text:style-name="Tipo_20_de_20_letra_20_predefinido_20_do_20_parágrafo"><text:span text:style-name="T10"><text:tab/></text:span></text:span><text:span text:style-name="Tipo_20_de_20_letra_20_predefinido_20_do_20_parágrafo"><text:span text:style-name="T14">Pensamento visual ou como a neurociencia melhorará o nosso cérebro</text:span></text:span></text:p>
      <text:p text:style-name="P14"/>
      <text:p text:style-name="P14">Pensar visual -&gt; é pensar com imagens mentais.</text:p>
      <text:p text:style-name="P14">A visualização científica -&gt; trata da representação gráfica de dados. Essa representação deve permitir ao pesquisador obter uma melhor compreensão e insights sobre os dados.</text:p>
      <text:p text:style-name="P14"/>
      <text:p text:style-name="P14">Nós podemos descrever facilmente um pensamento verbal, pois consigo colocá-lo em palavras e registá-lo.</text:p>
      <text:p text:style-name="P14">Mas se digo que penso em imagens e tento descreve-las em palavras, o que isso significa exatamente? E para explicar eu estou a usar palavras.</text:p>
      <text:p text:style-name="P14">É claro que posso fazer desenhos para explicá-lo, mas, novamente, precisamos de palavras para esclarecer o que pretendemos dizer.</text:p>
      <text:p text:style-name="P14"/>
      <text:h text:style-name="P25" text:outline-level="3">Algumas pessoas devem "pensar com imagens" porque não dominam a linguagem</text:h>
      <text:p text:style-name="P14"/>
      <text:p text:style-name="P14">Algumas pessoas devem “pensar com imagens”, porque não dominam a linguagem: por exemplo, crianças e pacientes com autismo.</text:p>
      <text:p text:style-name="P14">Os disléxicos também parecem se destacar no pensamento visual por causa dos seus problemas de leitura.</text:p>
      <text:p text:style-name="P7"><text:span text:style-name="Tipo_20_de_20_letra_20_predefinido_20_do_20_parágrafo"><text:span text:style-name="T15">Graças ao trabalho dos neurologistas que usam equipamentos de imagem cerebral para ver quais partes do cérebro estão envolvidas em alguma atividade, agora é possível afirmar alguns fatos concretos.</text:span></text:span><text:span text:style-name="Tipo_20_de_20_letra_20_predefinido_20_do_20_parágrafo"><text:span text:style-name="T16">c</text:span></text:span></text:p>
      <text:p text:style-name="P14"><text:span text:style-name="Tipo_20_de_20_letra_20_predefinido_20_do_20_parágrafo"><text:span text:style-name="T15">Vemos imagens e somos capazes de analisá-las rapidamente para agir na vida cotidiana. Isso é algo que compartilhamos com os animais. A quantidade de informações que processamos através do canal visual é fantástica e, até o momento, nenhum computador, por maior que seja, pode competir conosco </text:span></text:span><text:soft-page-break/><text:span text:style-name="Tipo_20_de_20_letra_20_predefinido_20_do_20_parágrafo"><text:span text:style-name="T15">nessa tarefa.</text:span></text:span></text:p>
      <text:p text:style-name="P7"><text:span text:style-name="Tipo_20_de_20_letra_20_predefinido_20_do_20_parágrafo"><text:span text:style-name="T15">Outro fato é que somos capazes de armazenar imagens e lembrá-las mais tarde. Embora não saibamos exatamente como as imagens são armazenadas e lembradas, a quantidade de informações que podemos armazenar é novamente fantástica: por exemplo, você pode ver facilmente em sua vida, milhares de filmes e, quando voltar a vê-los, lembre-se de muitas cenas.</text:span></text:span><text:line-break/><text:span text:style-name="Tipo_20_de_20_letra_20_predefinido_20_do_20_parágrafo"><text:span text:style-name="T15">Outro fato: a qualidade das imagens lembradas pode variar muito, de algo muito vago a uma cópia vívida do original. Nesse caso, temos as chamadas imagens eidéticas.</text:span></text:span></text:p>
      <text:p text:style-name="P16"/>
      <text:p text:style-name="P14"/>
      <text:p text:style-name="P13">Visual Thinking e comunicação</text:p>
      <text:p text:style-name="P6">Daí que o pensamento humano pode ser dividido em dois tipos, visual e verbal, e tudo começa na nossa perceção.</text:p>
      <text:p text:style-name="P6">Um grupo de investigadores do MIT acompanhou uma criança desde o momento que nasceu para observar como esta aprendia a falar através de câmaras e microfones instalados na casa da mesma. A partir do momento que a criança aprendia a dizer uma palavra, procuravam nos seus registos todas as ocorrências da palavra nova. Para além de tomarem nota dos momentos em que x palavra é mencionada, também registavam onde era mencionada, quantas vezes e como.</text:p>
      <text:p text:style-name="P6">A quantidade de data era enorme e criaram algo que chamaram de “wordscape”, um mapa 3d cujos picos representam a frequência das menções de dita palavra relativo às divisões da casa.</text:p>
      <text:p text:style-name="P6">Constataram que as primeiras palavras que a criança aprendeu mais facilmente são as que têm as “wordscapes” mais distintas. </text:p>
      <text:p text:style-name="P6">Este estudo reforçou a noção que através da nossa perceção do ambiente linguístico que nos rodeia, graças a ela associamos certas palavras a atos, pessoas e objetos e evoluímos a partir dessa base para algo mais complexo. Constataram o quão era o importante o papel dos “professores”, os pais e a ama, as interações que eram estabelecidas e onde ocorriam. Que as experiências eram mais relevantes que qualquer outro contexto.</text:p>
      <text:p text:style-name="P6">E assim podemos claramente verificar a relação entre visual thinking e comunicação.</text:p>
      <text:p text:style-name="P9">O estudo progride depois para algo mais complicado. Da mesma maneira que criaram as paisagens anteriores, decidem estabelecer conexões entre certas <text:soft-page-break/>palavras e o mundo da mass media, digamos que as divisões da casa passaram a ser conteúdo como programas e filmes. E processaram cerca de 3 biliões de comentários por mês.</text:p>
      <text:p text:style-name="P6">Com a criação deste tipo de grafo, a complexidade de certos conceitos assim é facilitada. E por falar nisso em complexidade. Na nossa área vemos um dos exemplos mais claros. </text:p>
      <text:p text:style-name="P6">Data science</text:p>
      <text:p text:style-name="P6">Como observamos com o estudo anterior, com uma quantidade avultada de dados torna-se muito mais benéfico a criação de gráficos e grafos para interpretar os resultados e verificar a existência de padrões.</text:p>
      <text:p text:style-name="P6"/>
      <text:p text:style-name="P16">(mapa do napoleão) interpretar</text:p>
      <text:p text:style-name="P16">(Mapa da cólera negra) interpretar</text:p>
      <text:p text:style-name="P16">(malária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P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P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6%" fo:orphans="2" fo:widows="2" fo:hyphenation-ladder-count="no-limit"/>
      <style:text-properties fo:language="en" fo:country="GB" fo:hyphenate="false"/>
    </style:style>
    <style:style style:name="Heading" style:family="paragraph" style:parent-style-name="Normal" style:next-style-name="Normal" style:class="text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6pt" style:font-size-asian="16pt" style:font-size-complex="16pt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f5496" style:font-name="Calibri Light" fo:font-family="'Calibri Light'" style:font-family-generic="swiss" style:font-pitch="variable" fo:font-size="13pt" style:font-size-asian="13pt" style:font-size-complex="13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itação" style:family="paragraph" style:parent-style-name="Standard" style:next-style-name="Standard">
      <style:paragraph-properties fo:margin-left="1.524cm" fo:margin-right="1.524cm" fo:margin-top="0.353cm" fo:margin-bottom="0cm" loext:contextual-spacing="false" fo:text-align="center" style:justify-single-word="false" fo:hyphenation-ladder-count="no-limit" fo:text-indent="0cm" style:auto-text-indent="false">
        <style:tab-stops/>
      </style:paragraph-properties>
      <style:text-properties fo:color="#404040" fo:font-style="italic" style:font-style-asian="italic" style:font-style-complex="italic" fo:hyphenate="false"/>
    </style:style>
    <style:style style:name="Citação_20_Intensa" style:display-name="Citação Intensa" style:family="paragraph" style:parent-style-name="Standard" style:next-style-name="Standard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4472c4" fo:border-bottom="0.51pt solid #4472c4" style:shadow="none">
        <style:tab-stops/>
      </style:paragraph-properties>
      <style:text-properties fo:color="#4472c4" fo:font-style="italic" style:font-style-asian="italic" style:font-style-complex="italic" fo:hyphenate="false"/>
    </style:style>
    <style:style style:name="Subtitle" style:family="paragraph" style:parent-style-name="Standard" style:next-style-name="Standard" style:class="chapter">
      <style:paragraph-properties fo:hyphenation-ladder-count="no-limit"/>
      <style:text-properties fo:color="#5a5a5a" fo:letter-spacing="0.026cm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/>
    </style:style>
    <style:style style:name="Tipo_20_de_20_letra_20_predefinido_20_do_20_parágrafo" style:display-name="Tipo de letra predefinido do parágrafo" style:family="text"/>
    <style:style style:name="Título_20_1_20_Caráter" style:display-name="Título 1 Caráter" style:family="text" style:parent-style-name="Tipo_20_de_20_letra_20_predefinido_20_do_20_parágrafo">
      <style:text-properties fo:color="#2f5496" style:font-name="Calibri Light" fo:font-family="'Calibri Light'" style:font-family-generic="swiss" style:font-pitch="variable" fo:font-size="16pt" fo:language="en" fo:country="GB" style:font-name-asian="Calibri" style:font-family-asian="Calibri" style:font-family-generic-asian="swiss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ítulo_20_2_20_Caráter" style:display-name="Título 2 Caráter" style:family="text" style:parent-style-name="Tipo_20_de_20_letra_20_predefinido_20_do_20_parágrafo">
      <style:text-properties fo:color="#2f5496" style:font-name="Calibri Light" fo:font-family="'Calibri Light'" style:font-family-generic="swiss" style:font-pitch="variable" fo:font-size="13pt" fo:language="en" fo:country="GB" style:font-name-asian="Calibri" style:font-family-asian="Calibri" style:font-family-generic-asian="swiss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Tipo_20_de_20_letra_20_predefinido_20_do_20_pará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ção_20_Não_20_Resolvida" style:display-name="Menção Não Resolvida" style:family="text" style:parent-style-name="Tipo_20_de_20_letra_20_predefinido_20_do_20_parágrafo">
      <style:text-properties fo:color="#605e5c" fo:background-color="#e1dfdd"/>
    </style:style>
    <style:style style:name="Ênfase_20_Discreta" style:display-name="Ênfase Discreta" style:family="text" style:parent-style-name="Tipo_20_de_20_letra_20_predefinido_20_do_20_parágrafo">
      <style:text-properties fo:color="#404040" fo:font-style="italic" style:font-style-asian="italic" style:font-style-complex="italic"/>
    </style:style>
    <style:style style:name="Citação_20_Caráter" style:display-name="Citação Caráter" style:family="text" style:parent-style-name="Tipo_20_de_20_letra_20_predefinido_20_do_20_parágrafo">
      <style:text-properties fo:color="#404040" fo:language="en" fo:country="GB" fo:font-style="italic" style:font-style-asian="italic" style:font-style-complex="italic"/>
    </style:style>
    <style:style style:name="Citação_20_Intensa_20_Caráter" style:display-name="Citação Intensa Caráter" style:family="text" style:parent-style-name="Tipo_20_de_20_letra_20_predefinido_20_do_20_parágrafo">
      <style:text-properties fo:color="#4472c4" fo:language="en" fo:country="GB" fo:font-style="italic" style:font-style-asian="italic" style:font-style-complex="italic"/>
    </style:style>
    <style:style style:name="Subtítulo_20_Caráter" style:display-name="Subtítulo Caráter" style:family="text" style:parent-style-name="Tipo_20_de_20_letra_20_predefinido_20_do_20_parágrafo">
      <style:text-properties fo:color="#5a5a5a" fo:letter-spacing="0.026cm" fo:language="en" fo:country="GB" style:font-name-asian="Calibri" style:font-family-asian="Calibri" style:font-family-generic-asian="swiss" style:font-pitch-asian="variable"/>
    </style:style>
    <style:style style:name="ListLabel_20_1" style:display-name="ListLabel 1" style:family="text">
      <style:text-properties style:font-name-asian="Calibri" style:font-family-asian="Calibri" style:font-family-generic-asian="swiss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ListLabel_20_4" style:display-name="ListLabel 4" style:family="text">
      <style:text-properties style:font-name-complex="Courier New" style:font-family-complex="'Courier New'" style:font-family-generic-complex="modern" style:font-pitch-complex="fixed"/>
    </style:style>
    <style:style style:name="ListLabel_20_5" style:display-name="ListLabel 5" style:family="text">
      <style:text-properties fo:color="#7030a0" fo:background-color="#ffff00"/>
    </style:style>
    <style:style style:name="Título_20_Caráter" style:display-name="Título Caráter" style:family="text" style:parent-style-name="Tipo_20_de_20_letra_20_predefinido_20_do_20_pará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ítulo_20_3_20_Caráter" style:display-name="Título 3 Caráter" style:family="text" style:parent-style-name="Tipo_20_de_20_letra_20_predefinido_20_do_20_parágrafo">
      <style:text-properties fo:color="#1f3763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DejaVu Sans" style:font-family-complex="'DejaVu Sans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Inês Aguiar</meta:initial-creator>
    <meta:creation-date>2019-10-30T22:09:00Z</meta:creation-date>
    <dc:date>2019-10-31T16:45:59.392252748</dc:date>
    <meta:editing-cycles>5</meta:editing-cycles>
    <meta:editing-duration>PT23M22S</meta:editing-duration>
    <meta:document-statistic meta:table-count="0" meta:image-count="0" meta:object-count="0" meta:page-count="5" meta:paragraph-count="45" meta:word-count="1159" meta:character-count="7324" meta:non-whitespace-character-count="61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